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6.98mm" svg:height="126.97mm" svg:x="0.54mm" svg:y="914.52mm">
            <draw:object draw:notify-on-update-of-ranges="Hoja1.C1:Hoja1.C200 Hoja1.D1:Hoja1.D200 Hoja1.E1:Hoja1.E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0" calcext:value-type="float">
            <text:p>1100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0" calcext:value-type="float">
            <text:p>120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0" calcext:value-type="float">
            <text:p>1300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0" calcext:value-type="float">
            <text:p>1400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0" calcext:value-type="float">
            <text:p>1700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0" calcext:value-type="float">
            <text:p>1800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0" calcext:value-type="float">
            <text:p>1900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0" calcext:value-type="float">
            <text:p>2100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0" calcext:value-type="float">
            <text:p>2200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0" calcext:value-type="float">
            <text:p>23000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0" calcext:value-type="float">
            <text:p>2400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0" calcext:value-type="float">
            <text:p>2600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0" calcext:value-type="float">
            <text:p>2800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0" calcext:value-type="float">
            <text:p>2900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0" calcext:value-type="float">
            <text:p>3100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0" calcext:value-type="float">
            <text:p>3200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0" calcext:value-type="float">
            <text:p>3300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0" calcext:value-type="float">
            <text:p>34000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0" calcext:value-type="float">
            <text:p>35000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0" calcext:value-type="float">
            <text:p>36000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0" calcext:value-type="float">
            <text:p>37000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0" calcext:value-type="float">
            <text:p>38000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0" calcext:value-type="float">
            <text:p>3900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0" calcext:value-type="float">
            <text:p>41000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0" calcext:value-type="float">
            <text:p>42000</text:p>
          </table:table-cell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0" calcext:value-type="float">
            <text:p>43000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0" calcext:value-type="float">
            <text:p>44000</text:p>
          </table:table-cell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0" calcext:value-type="float">
            <text:p>45000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0" calcext:value-type="float">
            <text:p>4600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0" calcext:value-type="float">
            <text:p>47000</text:p>
          </table:table-cell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0" calcext:value-type="float">
            <text:p>48000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0" calcext:value-type="float">
            <text:p>49000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0" calcext:value-type="float">
            <text:p>51000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0" calcext:value-type="float">
            <text:p>52000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3000" calcext:value-type="float">
            <text:p>53000</text:p>
          </table:table-cell>
          <table:table-cell office:value-type="float" office:value="163" calcext:value-type="float">
            <text:p>16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0" calcext:value-type="float">
            <text:p>54000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0" calcext:value-type="float">
            <text:p>55000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0" calcext:value-type="float">
            <text:p>5600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0" calcext:value-type="float">
            <text:p>57000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0" calcext:value-type="float">
            <text:p>5800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0" calcext:value-type="float">
            <text:p>5900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0" calcext:value-type="float">
            <text:p>60000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0" calcext:value-type="float">
            <text:p>61000</text:p>
          </table:table-cell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0" calcext:value-type="float">
            <text:p>62000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0" calcext:value-type="float">
            <text:p>63000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0" calcext:value-type="float">
            <text:p>64000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0" calcext:value-type="float">
            <text:p>65000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0" calcext:value-type="float">
            <text:p>66000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0" calcext:value-type="float">
            <text:p>6700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0" calcext:value-type="float">
            <text:p>68000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0" calcext:value-type="float">
            <text:p>69000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0" calcext:value-type="float">
            <text:p>70000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0" calcext:value-type="float">
            <text:p>71000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0" calcext:value-type="float">
            <text:p>72000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0" calcext:value-type="float">
            <text:p>73000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0" calcext:value-type="float">
            <text:p>74000</text:p>
          </table:table-cell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0" calcext:value-type="float">
            <text:p>75000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0" calcext:value-type="float">
            <text:p>76000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0" calcext:value-type="float">
            <text:p>77000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0" calcext:value-type="float">
            <text:p>78000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0" calcext:value-type="float">
            <text:p>79000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0" calcext:value-type="float">
            <text:p>80000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0" calcext:value-type="float">
            <text:p>81000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0" calcext:value-type="float">
            <text:p>82000</text:p>
          </table:table-cell>
          <table:table-cell office:value-type="float" office:value="224" calcext:value-type="float">
            <text:p>22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0" calcext:value-type="float">
            <text:p>83000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0" calcext:value-type="float">
            <text:p>84000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0" calcext:value-type="float">
            <text:p>85000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0" calcext:value-type="float">
            <text:p>86000</text:p>
          </table:table-cell>
          <table:table-cell office:value-type="float" office:value="304" calcext:value-type="float">
            <text:p>30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0" calcext:value-type="float">
            <text:p>87000</text:p>
          </table:table-cell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0" calcext:value-type="float">
            <text:p>88000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0" calcext:value-type="float">
            <text:p>8900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0" calcext:value-type="float">
            <text:p>90000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0" calcext:value-type="float">
            <text:p>9100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0" calcext:value-type="float">
            <text:p>92000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0" calcext:value-type="float">
            <text:p>93000</text:p>
          </table:table-cell>
          <table:table-cell office:value-type="float" office:value="290" calcext:value-type="float">
            <text:p>29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0" calcext:value-type="float">
            <text:p>94000</text:p>
          </table:table-cell>
          <table:table-cell office:value-type="float" office:value="302" calcext:value-type="float">
            <text:p>30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0" calcext:value-type="float">
            <text:p>95000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0" calcext:value-type="float">
            <text:p>96000</text:p>
          </table:table-cell>
          <table:table-cell office:value-type="float" office:value="314" calcext:value-type="float">
            <text:p>3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0" calcext:value-type="float">
            <text:p>97000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0" calcext:value-type="float">
            <text:p>98000</text:p>
          </table:table-cell>
          <table:table-cell office:value-type="float" office:value="333" calcext:value-type="float">
            <text:p>33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0" calcext:value-type="float">
            <text:p>99000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0" calcext:value-type="float">
            <text:p>101000</text:p>
          </table:table-cell>
          <table:table-cell office:value-type="float" office:value="278" calcext:value-type="float">
            <text:p>27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0" calcext:value-type="float">
            <text:p>10200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0" calcext:value-type="float">
            <text:p>103000</text:p>
          </table:table-cell>
          <table:table-cell office:value-type="float" office:value="288" calcext:value-type="float">
            <text:p>28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0" calcext:value-type="float">
            <text:p>104000</text:p>
          </table:table-cell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0" calcext:value-type="float">
            <text:p>105000</text:p>
          </table:table-cell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0" calcext:value-type="float">
            <text:p>106000</text:p>
          </table:table-cell>
          <table:table-cell office:value-type="float" office:value="467" calcext:value-type="float">
            <text:p>46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0" calcext:value-type="float">
            <text:p>107000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0" calcext:value-type="float">
            <text:p>108000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0" calcext:value-type="float">
            <text:p>109000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97" calcext:value-type="float">
            <text:p>29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0" calcext:value-type="float">
            <text:p>112000</text:p>
          </table:table-cell>
          <table:table-cell office:value-type="float" office:value="322" calcext:value-type="float">
            <text:p>3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0" calcext:value-type="float">
            <text:p>11300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0" calcext:value-type="float">
            <text:p>114000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0" calcext:value-type="float">
            <text:p>115000</text:p>
          </table:table-cell>
          <table:table-cell office:value-type="float" office:value="348" calcext:value-type="float">
            <text:p>34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0" calcext:value-type="float">
            <text:p>116000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0" calcext:value-type="float">
            <text:p>11700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0" calcext:value-type="float">
            <text:p>118000</text:p>
          </table:table-cell>
          <table:table-cell office:value-type="float" office:value="624" calcext:value-type="float">
            <text:p>6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0" calcext:value-type="float">
            <text:p>119000</text:p>
          </table:table-cell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0" calcext:value-type="float">
            <text:p>120000</text:p>
          </table:table-cell>
          <table:table-cell office:value-type="float" office:value="329" calcext:value-type="float">
            <text:p>3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0" calcext:value-type="float">
            <text:p>121000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0" calcext:value-type="float">
            <text:p>122000</text:p>
          </table:table-cell>
          <table:table-cell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0" calcext:value-type="float">
            <text:p>123000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0" calcext:value-type="float">
            <text:p>124000</text:p>
          </table:table-cell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0" calcext:value-type="float">
            <text:p>125000</text:p>
          </table:table-cell>
          <table:table-cell office:value-type="float" office:value="415" calcext:value-type="float">
            <text:p>4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0" calcext:value-type="float">
            <text:p>126000</text:p>
          </table:table-cell>
          <table:table-cell office:value-type="float" office:value="342" calcext:value-type="float">
            <text:p>34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0" calcext:value-type="float">
            <text:p>127000</text:p>
          </table:table-cell>
          <table:table-cell office:value-type="float" office:value="344" calcext:value-type="float">
            <text:p>34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0" calcext:value-type="float">
            <text:p>128000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0" calcext:value-type="float">
            <text:p>129000</text:p>
          </table:table-cell>
          <table:table-cell office:value-type="float" office:value="584" calcext:value-type="float">
            <text:p>5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0" calcext:value-type="float">
            <text:p>130000</text:p>
          </table:table-cell>
          <table:table-cell office:value-type="float" office:value="356" calcext:value-type="float">
            <text:p>35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0" calcext:value-type="float">
            <text:p>131000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0" calcext:value-type="float">
            <text:p>132000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0" calcext:value-type="float">
            <text:p>133000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0" calcext:value-type="float">
            <text:p>134000</text:p>
          </table:table-cell>
          <table:table-cell office:value-type="float" office:value="502" calcext:value-type="float">
            <text:p>50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0" calcext:value-type="float">
            <text:p>135000</text:p>
          </table:table-cell>
          <table:table-cell office:value-type="float" office:value="423" calcext:value-type="float">
            <text:p>42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0" calcext:value-type="float">
            <text:p>136000</text:p>
          </table:table-cell>
          <table:table-cell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0" calcext:value-type="float">
            <text:p>137000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0" calcext:value-type="float">
            <text:p>138000</text:p>
          </table:table-cell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0" calcext:value-type="float">
            <text:p>139000</text:p>
          </table:table-cell>
          <table:table-cell office:value-type="float" office:value="393" calcext:value-type="float">
            <text:p>39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0" calcext:value-type="float">
            <text:p>140000</text:p>
          </table:table-cell>
          <table:table-cell office:value-type="float" office:value="428" calcext:value-type="float">
            <text:p>4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0" calcext:value-type="float">
            <text:p>141000</text:p>
          </table:table-cell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0" calcext:value-type="float">
            <text:p>142000</text:p>
          </table:table-cell>
          <table:table-cell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0" calcext:value-type="float">
            <text:p>14300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0" calcext:value-type="float">
            <text:p>144000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0" calcext:value-type="float">
            <text:p>145000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0" calcext:value-type="float">
            <text:p>146000</text:p>
          </table:table-cell>
          <table:table-cell office:value-type="float" office:value="429" calcext:value-type="float">
            <text:p>42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0" calcext:value-type="float">
            <text:p>147000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0" calcext:value-type="float">
            <text:p>148000</text:p>
          </table:table-cell>
          <table:table-cell office:value-type="float" office:value="538" calcext:value-type="float">
            <text:p>53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0" calcext:value-type="float">
            <text:p>149000</text:p>
          </table:table-cell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0" calcext:value-type="float">
            <text:p>151000</text:p>
          </table:table-cell>
          <table:table-cell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0" calcext:value-type="float">
            <text:p>152000</text:p>
          </table:table-cell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0" calcext:value-type="float">
            <text:p>153000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0" calcext:value-type="float">
            <text:p>154000</text:p>
          </table:table-cell>
          <table:table-cell office:value-type="float" office:value="427" calcext:value-type="float">
            <text:p>42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0" calcext:value-type="float">
            <text:p>155000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0" calcext:value-type="float">
            <text:p>156000</text:p>
          </table:table-cell>
          <table:table-cell office:value-type="float" office:value="532" calcext:value-type="float">
            <text:p>53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0" calcext:value-type="float">
            <text:p>157000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0" calcext:value-type="float">
            <text:p>158000</text:p>
          </table:table-cell>
          <table:table-cell office:value-type="float" office:value="428" calcext:value-type="float">
            <text:p>4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0" calcext:value-type="float">
            <text:p>159000</text:p>
          </table:table-cell>
          <table:table-cell office:value-type="float" office:value="464" calcext:value-type="float">
            <text:p>46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0" calcext:value-type="float">
            <text:p>161000</text:p>
          </table:table-cell>
          <table:table-cell office:value-type="float" office:value="499" calcext:value-type="float">
            <text:p>49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0" calcext:value-type="float">
            <text:p>162000</text:p>
          </table:table-cell>
          <table:table-cell office:value-type="float" office:value="446" calcext:value-type="float">
            <text:p>44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0" calcext:value-type="float">
            <text:p>16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0" calcext:value-type="float">
            <text:p>164000</text:p>
          </table:table-cell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0" calcext:value-type="float">
            <text:p>165000</text:p>
          </table:table-cell>
          <table:table-cell office:value-type="float" office:value="575" calcext:value-type="float">
            <text:p>57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0" calcext:value-type="float">
            <text:p>166000</text:p>
          </table:table-cell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0" calcext:value-type="float">
            <text:p>167000</text:p>
          </table:table-cell>
          <table:table-cell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0" calcext:value-type="float">
            <text:p>168000</text:p>
          </table:table-cell>
          <table:table-cell office:value-type="float" office:value="459" calcext:value-type="float">
            <text:p>45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0" calcext:value-type="float">
            <text:p>169000</text:p>
          </table:table-cell>
          <table:table-cell office:value-type="float" office:value="474" calcext:value-type="float">
            <text:p>47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0" calcext:value-type="float">
            <text:p>170000</text:p>
          </table:table-cell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0" calcext:value-type="float">
            <text:p>171000</text:p>
          </table:table-cell>
          <table:table-cell office:value-type="float" office:value="464" calcext:value-type="float">
            <text:p>46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0" calcext:value-type="float">
            <text:p>172000</text:p>
          </table:table-cell>
          <table:table-cell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0" calcext:value-type="float">
            <text:p>173000</text:p>
          </table:table-cell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0" calcext:value-type="float">
            <text:p>174000</text:p>
          </table:table-cell>
          <table:table-cell office:value-type="float" office:value="471" calcext:value-type="float">
            <text:p>47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0" calcext:value-type="float">
            <text:p>175000</text:p>
          </table:table-cell>
          <table:table-cell office:value-type="float" office:value="547" calcext:value-type="float">
            <text:p>54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0" calcext:value-type="float">
            <text:p>17600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0" calcext:value-type="float">
            <text:p>177000</text:p>
          </table:table-cell>
          <table:table-cell office:value-type="float" office:value="473" calcext:value-type="float">
            <text:p>47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0" calcext:value-type="float">
            <text:p>178000</text:p>
          </table:table-cell>
          <table:table-cell office:value-type="float" office:value="497" calcext:value-type="float">
            <text:p>49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0" calcext:value-type="float">
            <text:p>179000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0" calcext:value-type="float">
            <text:p>180000</text:p>
          </table:table-cell>
          <table:table-cell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0" calcext:value-type="float">
            <text:p>181000</text:p>
          </table:table-cell>
          <table:table-cell office:value-type="float" office:value="490" calcext:value-type="float">
            <text:p>49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0" calcext:value-type="float">
            <text:p>182000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0" calcext:value-type="float">
            <text:p>183000</text:p>
          </table:table-cell>
          <table:table-cell office:value-type="float" office:value="540" calcext:value-type="float">
            <text:p>54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0" calcext:value-type="float">
            <text:p>184000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0" calcext:value-type="float">
            <text:p>185000</text:p>
          </table:table-cell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0" calcext:value-type="float">
            <text:p>186000</text:p>
          </table:table-cell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0" calcext:value-type="float">
            <text:p>187000</text:p>
          </table:table-cell>
          <table:table-cell office:value-type="float" office:value="506" calcext:value-type="float">
            <text:p>50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0" calcext:value-type="float">
            <text:p>188000</text:p>
          </table:table-cell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0" calcext:value-type="float">
            <text:p>189000</text:p>
          </table:table-cell>
          <table:table-cell office:value-type="float" office:value="753" calcext:value-type="float">
            <text:p>75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0" calcext:value-type="float">
            <text:p>190000</text:p>
          </table:table-cell>
          <table:table-cell office:value-type="float" office:value="552" calcext:value-type="float">
            <text:p>55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0" calcext:value-type="float">
            <text:p>191000</text:p>
          </table:table-cell>
          <table:table-cell office:value-type="float" office:value="528" calcext:value-type="float">
            <text:p>52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0" calcext:value-type="float">
            <text:p>192000</text:p>
          </table:table-cell>
          <table:table-cell office:value-type="float" office:value="852" calcext:value-type="float">
            <text:p>8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0" calcext:value-type="float">
            <text:p>193000</text:p>
          </table:table-cell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0" calcext:value-type="float">
            <text:p>194000</text:p>
          </table:table-cell>
          <table:table-cell office:value-type="float" office:value="523" calcext:value-type="float">
            <text:p>52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0" calcext:value-type="float">
            <text:p>195000</text:p>
          </table:table-cell>
          <table:table-cell office:value-type="float" office:value="680" calcext:value-type="float">
            <text:p>68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0" calcext:value-type="float">
            <text:p>196000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0" calcext:value-type="float">
            <text:p>197000</text:p>
          </table:table-cell>
          <table:table-cell office:value-type="float" office:value="527" calcext:value-type="float">
            <text:p>52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0" calcext:value-type="float">
            <text:p>198000</text:p>
          </table:table-cell>
          <table:table-cell office:value-type="float" office:value="622" calcext:value-type="float">
            <text:p>6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0" calcext:value-type="float">
            <text:p>199000</text:p>
          </table:table-cell>
          <table:table-cell office:value-type="float" office:value="534" calcext:value-type="float">
            <text:p>53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6:22.384993380</meta:creation-date>
    <dc:date>2019-05-09T11:56:48.286452955</dc:date>
    <meta:editing-duration>PT54M55S</meta:editing-duration>
    <meta:editing-cycles>1</meta:editing-cycles>
    <meta:document-statistic meta:table-count="1" meta:cell-count="10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99cm" svg:height="12.698cm" xlink:href=".." xlink:type="simple" chart:class="chart:line" chart:style-name="ch1">
        <chart:title svg:x="10.281cm" svg:y="0.389cm" chart:style-name="ch2">
          <text:p>tiempo de busqueda</text:p>
        </chart:title>
        <chart:legend chart:legend-position="end" svg:x="20.762cm" svg:y="5.552cm" style:legend-expansion="high" chart:style-name="ch3"/>
        <chart:plot-area chart:style-name="ch4" table:cell-range-address="Hoja1.C1:Hoja1.E200" chart:data-source-has-labels="row" svg:x="1.504cm" svg:y="1.421cm" svg:width="18.765cm" svg:height="10.043cm">
          <chartooo:coordinate-region svg:x="2.311cm" svg:y="1.542cm" svg:width="17.958cm" svg:height="8.92cm"/>
          <chart:axis chart:dimension="x" chart:name="primary-x" chart:style-name="ch5">
            <chart:title svg:x="9.956cm" svg:y="11.717cm" chart:style-name="ch6">
              <text:p>tamaño lista</text:p>
            </chart:title>
          </chart:axis>
          <chart:axis chart:dimension="y" chart:name="primary-y" chart:style-name="ch5">
            <chart:title svg:x="0.451cm" svg:y="8.351cm" chart:style-name="ch7">
              <text:p>tiempo busqueda [micros]</text:p>
            </chart:title>
            <chart:grid chart:style-name="ch8" chart:class="major"/>
          </chart:axis>
          <chart:series chart:style-name="ch9" chart:values-cell-range-address="Hoja1.C1:Hoja1.C200" loext:label-string="bsecuencial" chart:class="chart:line">
            <chart:data-point chart:repeated="200"/>
          </chart:series>
          <chart:series chart:style-name="ch10" chart:values-cell-range-address="Hoja1.D1:Hoja1.D200" loext:label-string="bbinaria" chart:class="chart:line">
            <chart:data-point chart:repeated="200"/>
          </chart:series>
          <chart:series chart:style-name="ch11" chart:values-cell-range-address="Hoja1.E1:Hoja1.E200" loext:label-string="bbinarialistaqsort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ecuencial</text:p>
              </table:table-cell>
              <table:table-cell office:value-type="string">
                <text:p>bbinaria</text:p>
              </table:table-cell>
              <table:table-cell office:value-type="string">
                <text:p>bbinarialistaq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Hoja1.C1:Hoja1.C200</svg:desc>
                </draw:g>
              </table:table-cell>
              <table:table-cell office:value-type="float" office:value="34">
                <text:p>34</text:p>
                <draw:g>
                  <svg:desc>Hoja1.D1:Hoja1.D200</svg:desc>
                </draw:g>
              </table:table-cell>
              <table:table-cell office:value-type="float" office:value="26">
                <text:p>26</text:p>
                <draw:g>
                  <svg:desc>Hoja1.E1:Hoja1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">
                <text:p>11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9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9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3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">
                <text:p>11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">
                <text:p>134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2">
                <text:p>12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">
                <text:p>14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9">
                <text:p>25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">
                <text:p>13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1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">
                <text:p>163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">
                <text:p>16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7">
                <text:p>17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2">
                <text:p>17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">
                <text:p>16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4">
                <text:p>20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">
                <text:p>169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9">
                <text:p>169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6">
                <text:p>17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9">
                <text:p>179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2">
                <text:p>2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">
                <text:p>206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6">
                <text:p>23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3">
                <text:p>193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">
                <text:p>19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">
                <text:p>203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">
                <text:p>207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">
                <text:p>20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1">
                <text:p>35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7">
                <text:p>21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">
                <text:p>24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4">
                <text:p>22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">
                <text:p>22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">
                <text:p>226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">
                <text:p>269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4">
                <text:p>30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">
                <text:p>267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6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9">
                <text:p>31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1">
                <text:p>28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4">
                <text:p>28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6">
                <text:p>30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0">
                <text:p>29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2">
                <text:p>30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4">
                <text:p>31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3">
                <text:p>35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5">
                <text:p>415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8">
                <text:p>278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8">
                <text:p>34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">
                <text:p>288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5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5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7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9">
                <text:p>289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0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5">
                <text:p>3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">
                <text:p>297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0">
                <text:p>30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2">
                <text:p>3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">
                <text:p>30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3">
                <text:p>35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8">
                <text:p>34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5">
                <text:p>31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1">
                <text:p>381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4">
                <text:p>6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2">
                <text:p>362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9">
                <text:p>32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0">
                <text:p>3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8">
                <text:p>40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1">
                <text:p>331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5">
                <text:p>335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5">
                <text:p>4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4">
                <text:p>344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3">
                <text:p>34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4">
                <text:p>58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6">
                <text:p>35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3">
                <text:p>35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0">
                <text:p>410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9">
                <text:p>409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02">
                <text:p>50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">
                <text:p>423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1">
                <text:p>371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4">
                <text:p>37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1">
                <text:p>39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3">
                <text:p>39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8">
                <text:p>42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0">
                <text:p>38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9">
                <text:p>389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">
                <text:p>389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2">
                <text:p>402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9">
                <text:p>42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7">
                <text:p>42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8">
                <text:p>53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6">
                <text:p>40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5">
                <text:p>415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7">
                <text:p>407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4">
                <text:p>534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9">
                <text:p>4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7">
                <text:p>427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1">
                <text:p>42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2">
                <text:p>532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8">
                <text:p>4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4">
                <text:p>464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9">
                <text:p>499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6">
                <text:p>44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0">
                <text:p>50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6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75">
                <text:p>575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2">
                <text:p>452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44">
                <text:p>44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59">
                <text:p>459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4">
                <text:p>474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6">
                <text:p>47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4">
                <text:p>464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1">
                <text:p>461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7">
                <text:p>46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1">
                <text:p>471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7">
                <text:p>54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78">
                <text:p>47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73">
                <text:p>473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7">
                <text:p>497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6">
                <text:p>48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3">
                <text:p>48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0">
                <text:p>49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8">
                <text:p>488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0">
                <text:p>54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8">
                <text:p>5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8">
                <text:p>568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11">
                <text:p>511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6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6">
                <text:p>50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3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2">
                <text:p>55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8">
                <text:p>52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2">
                <text:p>85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3">
                <text:p>533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3">
                <text:p>5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80">
                <text:p>68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6">
                <text:p>57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7">
                <text:p>52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2">
                <text:p>62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4">
                <text:p>53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9">
                <text:p>56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